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1ee063" officeooo:paragraph-rsid="001ee063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94070a" fo:font-size="12pt" fo:font-style="italic" style:text-underline-style="none" fo:font-weight="bold" officeooo:rsid="001ee063" officeooo:paragraph-rsid="001ee063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1ee063" officeooo:paragraph-rsid="001ee063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03023" officeooo:paragraph-rsid="00203023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1c177" officeooo:paragraph-rsid="0021c177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72c2a" officeooo:paragraph-rsid="00272c2a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1c177" officeooo:paragraph-rsid="0021c177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72c2a" officeooo:paragraph-rsid="00272c2a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1c177" officeooo:paragraph-rsid="0021c177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e92c" style:font-weight-asian="normal" style:font-weight-complex="normal"/>
    </style:style>
    <style:style style:name="T3" style:family="text">
      <style:text-properties fo:font-weight="normal" officeooo:rsid="0023b16c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54a0d" style:font-style-asian="normal" style:font-style-complex="normal"/>
    </style:style>
    <style:style style:name="T6" style:family="text">
      <style:text-properties fo:font-style="normal" officeooo:rsid="0026895b" style:font-style-asian="normal" style:font-style-complex="normal"/>
    </style:style>
    <style:style style:name="T7" style:family="text">
      <style:text-properties fo:font-style="normal" officeooo:rsid="0027128b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e92c" style:font-style-asian="normal" style:font-weight-asian="normal" style:font-style-complex="normal" style:font-weight-complex="normal"/>
    </style:style>
    <style:style style:name="T10" style:family="text">
      <style:text-properties officeooo:rsid="0021e92c"/>
    </style:style>
    <style:style style:name="T11" style:family="text">
      <style:text-properties officeooo:rsid="00254a0d"/>
    </style:style>
    <style:style style:name="T12" style:family="text">
      <style:text-properties fo:font-weight="bold" officeooo:rsid="00254a0d" style:font-weight-asian="bold" style:font-weight-complex="bold"/>
    </style:style>
    <style:style style:name="T13" style:family="text">
      <style:text-properties officeooo:rsid="002712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IDING OF ISAAC</text:p>
      <text:p text:style-name="P1"/>
      <text:p text:style-name="P2">Différentes structures de données :</text:p>
      <text:p text:style-name="P2"/>
      <text:p text:style-name="P3">t_salle * m_map[L][L] : <text:span text:style-name="T8">Matrice pour la map, contient des pointeurs de type t_salle</text:span></text:p>
      <text:p text:style-name="P3"><text:span text:style-name="T8"/></text:p>
      <text:p text:style-name="P4">int m_<text:span text:style-name="T10">salle[</text:span>M][N] : <text:span text:style-name="T8">Matrice </text:span><text:span text:style-name="T9">de modélisation </text:span><text:span text:style-name="T8">pour la salle, contient des entiers</text:span></text:p>
      <text:p text:style-name="P4"><text:span text:style-name="T8"/></text:p>
      <text:p text:style-name="P5">t_salle : <text:span text:style-name="T8">Structure contenant la matrice </text:span><text:span text:style-name="T9">m_salle</text:span></text:p>
      <text:p text:style-name="P5"><text:span text:style-name="T1"/></text:p>
      <text:p text:style-name="P9">t_joueur : <text:span text:style-name="T1">Structure contenant les différentes coordonnées du joueur (dans la map, dans la salle, et </text:span><text:span text:style-name="T3">de mouvement</text:span><text:span text:style-name="T2">)</text:span></text:p>
      <text:p text:style-name="P9"><text:span text:style-name="T1"/></text:p>
      <text:p text:style-name="P9"><text:span text:style-name="T1"/></text:p>
      <text:p text:style-name="P5">Gestion du joueur :</text:p>
      <text:p text:style-name="P5"/>
      <text:p text:style-name="P7">t_joueur * creer_joueur() : <text:span text:style-name="T4">initialise un joueur dans la salle centrale de la map</text:span></text:p>
      <text:p text:style-name="P7"/>
      <text:p text:style-name="P7">int est_franchissable() : <text:span text:style-name="T4">Retourne si il est possible de déplacer le joueur à la case voulu</text:span></text:p>
      <text:p text:style-name="P7"><text:span text:style-name="T4"/></text:p>
      <text:p text:style-name="P7">void deplacer_joueur() : <text:span text:style-name="T5">Déplace le joueur dans la salle et d’une salle à l’autre s’il faut</text:span></text:p>
      <text:p text:style-name="P7"><text:span text:style-name="T5"/></text:p>
      <text:p text:style-name="P7">void controle_joueur(<text:span text:style-name="T11">) : </text:span><text:span text:style-name="T5">Récupère les touches pressées par l’utilisateur pour déplacer le joueur</text:span></text:p>
      <text:p text:style-name="P9"><text:span text:style-name="T1"/></text:p>
      <text:p text:style-name="P5">Gestion de la map :</text:p>
      <text:p text:style-name="P5"/>
      <text:p text:style-name="P7">t_coord * creer_coord(<text:span text:style-name="T11">) : </text:span><text:span text:style-name="T5">Initialise les coordonnées </text:span><text:span text:style-name="T6">d’une salle</text:span></text:p>
      <text:p text:style-name="P7"/>
      <text:p text:style-name="P7">void copier_coord_cb(<text:span text:style-name="T11">) : </text:span><text:span text:style-name="T5">Copie des coordonnées</text:span></text:p>
      <text:p text:style-name="P7"/>
      <text:p text:style-name="P7">void supprimer_coord_cb(<text:span text:style-name="T11">) : </text:span><text:span text:style-name="T5">Suppression des coordonneés</text:span></text:p>
      <text:p text:style-name="P7"/>
      <text:p text:style-name="P7">void afficher_map(<text:span text:style-name="T11">) : </text:span><text:span text:style-name="T5">Affiche la mini map contenant les salles</text:span></text:p>
      <text:p text:style-name="P7"/>
      <text:p text:style-name="P7">void init_map(<text:span text:style-name="T11">) : </text:span><text:span text:style-name="T5">Initialise la map avec des valeurs NULL et une salle en son centre</text:span></text:p>
      <text:p text:style-name="P7"/>
      <text:p text:style-name="P7">int coord_valides(<text:span text:style-name="T11">) : </text:span><text:span text:style-name="T5">Vérifie que les coordonnées passées en paramètres soient valides (pas hors map et pas de carré de 4 salles)</text:span></text:p>
      <text:p text:style-name="P7"/>
      <text:p text:style-name="P7">void maj_coord_possible(<text:span text:style-name="T11">) : </text:span><text:span text:style-name="T5">Met à jour la liste de coordonnées pour vérifiée que les coordonnées présentes soient toujours valides</text:span></text:p>
      <text:p text:style-name="P7"/>
      <text:p text:style-name="P7">void genmap(<text:span text:style-name="T11">) : </text:span><text:span text:style-name="T5">Génère la map aléatoirement</text:span></text:p>
      <text:p text:style-name="P9"><text:span text:style-name="T1"/></text:p>
      <text:p text:style-name="P5">Gestion de la salle : </text:p>
      <text:p text:style-name="P5"/>
      <text:p text:style-name="P7">void init_salle(<text:span text:style-name="T11">) : </text:span><text:span text:style-name="T7">Remplis la salle (0 si dispo, 1 pour le perso, 2 les bordures, 3 les portes)</text:span></text:p>
      <text:p text:style-name="P7"/>
      <text:p text:style-name="P7">t_salle * creer_salle() : <text:span text:style-name="T7">Réserve l’espace pour les salles</text:span></text:p>
      <text:p text:style-name="P7"/>
      <text:p text:style-name="P7">void afficher_salle(<text:span text:style-name="T11">) : </text:span><text:span text:style-name="T7">Parcours la matrice pour en afficher le contenu</text:span></text:p>
      <text:p text:style-name="P7"><text:span text:style-name="T7"/></text:p>
      <text:p text:style-name="P6"><text:soft-page-break/><text:span text:style-name="T4">liste.c</text:span></text:p>
      <text:p text:style-name="P8"><text:span text:style-name="T4"/></text:p>
      <text:p text:style-name="P8"><text:span text:style-name="T4">Gestions de listes versatiles avec pointeurs sur liste</text:span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44:04.634373026</meta:creation-date>
    <dc:date>2019-03-05T16:43:03.303246710</dc:date>
    <meta:editing-duration>PT13M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276" meta:character-count="1696" meta:non-whitespace-character-count="1445"/>
  </office:meta>
</office:document-meta>
</file>